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2pt" style:text-underline-style="solid" style:text-underline-width="auto" style:text-underline-color="font-color" fo:font-weight="bold" officeooo:rsid="00075e9a" officeooo:paragraph-rsid="00075e9a" style:font-size-asian="22pt" style:font-weight-asian="bold" style:font-size-complex="22pt" style:font-weight-complex="bold"/>
    </style:style>
    <style:style style:name="P2" style:family="paragraph" style:parent-style-name="Standard">
      <style:paragraph-properties fo:text-align="center" style:justify-single-word="false"/>
      <style:text-properties fo:font-size="16pt" style:text-underline-style="none" fo:font-weight="normal" officeooo:rsid="00075e9a" officeooo:paragraph-rsid="00075e9a" style:font-size-asian="14pt" style:font-weight-asian="normal" style:font-size-complex="16pt" style:font-weight-complex="normal"/>
    </style:style>
    <style:style style:name="P3" style:family="paragraph" style:parent-style-name="Standard">
      <style:paragraph-properties fo:text-align="justify" style:justify-single-word="false"/>
      <style:text-properties fo:font-size="12pt" style:text-underline-style="none" fo:font-weight="normal" officeooo:rsid="00075e9a" officeooo:paragraph-rsid="00075e9a"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officeooo:rsid="00075e9a" officeooo:paragraph-rsid="0008970b"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0a6ba8" officeooo:paragraph-rsid="000a6ba8"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bold" officeooo:rsid="00075e9a" officeooo:paragraph-rsid="00075e9a"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75e9a" officeooo:paragraph-rsid="00075e9a"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17ca8d" officeooo:paragraph-rsid="0017ca8d"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17ca8d" officeooo:paragraph-rsid="001887b3"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17ca8d" officeooo:paragraph-rsid="001a197e"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17ca8d" officeooo:paragraph-rsid="001d8c20"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1e5d89" officeooo:paragraph-rsid="001e5d89" style:font-size-asian="10.5pt" style:font-weight-asian="normal" style:font-size-complex="12pt" style:font-weight-complex="normal"/>
    </style:style>
    <style:style style:name="P13" style:family="paragraph" style:parent-style-name="Text_20_body">
      <style:paragraph-properties fo:text-align="justify" style:justify-single-word="false"/>
      <style:text-properties officeooo:rsid="00139052" officeooo:paragraph-rsid="00139052"/>
    </style:style>
    <style:style style:name="P14" style:family="paragraph" style:parent-style-name="Text_20_body">
      <style:paragraph-properties fo:text-align="justify" style:justify-single-word="false"/>
    </style:style>
    <style:style style:name="P15" style:family="paragraph" style:parent-style-name="Footer">
      <style:text-properties officeooo:rsid="00177395" officeooo:paragraph-rsid="00177395"/>
    </style:style>
    <style:style style:name="T1" style:family="text">
      <style:text-properties officeooo:rsid="0008970b"/>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style:text-underline-style="none" officeooo:rsid="000b1397"/>
    </style:style>
    <style:style style:name="T5" style:family="text">
      <style:text-properties style:text-underline-style="none" officeooo:rsid="000ce0c1"/>
    </style:style>
    <style:style style:name="T6" style:family="text">
      <style:text-properties style:text-underline-style="none" officeooo:rsid="000d9d26"/>
    </style:style>
    <style:style style:name="T7" style:family="text">
      <style:text-properties style:text-underline-style="none" officeooo:rsid="000e98b1"/>
    </style:style>
    <style:style style:name="T8" style:family="text">
      <style:text-properties style:text-underline-style="none" officeooo:rsid="00108ed9"/>
    </style:style>
    <style:style style:name="T9" style:family="text">
      <style:text-properties style:text-underline-style="none" officeooo:rsid="0012134b"/>
    </style:style>
    <style:style style:name="T10" style:family="text">
      <style:text-properties style:text-underline-style="none" officeooo:rsid="00151435"/>
    </style:style>
    <style:style style:name="T11" style:family="text">
      <style:text-properties style:text-underline-style="none" officeooo:rsid="00175ed8"/>
    </style:style>
    <style:style style:name="T12" style:family="text">
      <style:text-properties style:text-underline-style="none" officeooo:rsid="0017ca8d"/>
    </style:style>
    <style:style style:name="T13" style:family="text">
      <style:text-properties style:text-underline-style="none" officeooo:rsid="0017ecbc"/>
    </style:style>
    <style:style style:name="T14" style:family="text">
      <style:text-properties style:text-underline-style="none" officeooo:rsid="0017eece"/>
    </style:style>
    <style:style style:name="T15" style:family="text">
      <style:text-properties style:text-underline-style="none" officeooo:rsid="001887b3"/>
    </style:style>
    <style:style style:name="T16" style:family="text">
      <style:text-properties style:text-underline-style="none" officeooo:rsid="0018ac6e"/>
    </style:style>
    <style:style style:name="T17" style:family="text">
      <style:text-properties style:text-underline-style="none" officeooo:rsid="0018fddd"/>
    </style:style>
    <style:style style:name="T18" style:family="text">
      <style:text-properties style:text-underline-style="none" officeooo:rsid="00195856"/>
    </style:style>
    <style:style style:name="T19" style:family="text">
      <style:text-properties style:text-underline-style="none" officeooo:rsid="001a197e"/>
    </style:style>
    <style:style style:name="T20" style:family="text">
      <style:text-properties style:text-underline-style="none" officeooo:rsid="001c1325"/>
    </style:style>
    <style:style style:name="T21" style:family="text">
      <style:text-properties style:text-underline-style="none" officeooo:rsid="001d8c20"/>
    </style:style>
    <style:style style:name="T22" style:family="text">
      <style:text-properties officeooo:rsid="000dcdc7"/>
    </style:style>
    <style:style style:name="T23" style:family="text">
      <style:text-properties officeooo:rsid="00139052"/>
    </style:style>
    <style:style style:name="T24" style:family="text">
      <style:text-properties officeooo:rsid="00175e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Memoria practica <text:span text:style-name="T24">4</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p>
      <text:p text:style-name="P2"/>
      <text:p text:style-name="P6">Heuristicas generadas:</text:p>
      <text:p text:style-name="P3"><text:tab/></text:p>
      <text:p text:style-name="P3"><text:span text:style-name="T2">- Heuristica 1 (Heuristica del jugador perico):</text:span> Al igual que las otras tres heuristicas lo primero que se contempla es si con el movimiento realizado se gana la partida. Si se gana la partida al valor de la heuristica le damos la maxima puntuacion para que el bot realice el movimiento, si por el contrario <text:span text:style-name="T1">no es un movimiento ganador, le damos el valor minimo a la heuristica para partir de una puntuacion en la que no obtenemos la victoria. En esta heuristica primero calificamos la puntuacion de nuestro jugador y a continuacion la de nuestro oponente. De estos dos valores sacamos un valor unico que sera el valor final de nuestra heuristica. Para puntuar el movimiento de nuestro jugador seguimos el siguiente criterio:</text:span></text:p>
      <text:p text:style-name="P3"><text:tab/>- <text:span text:style-name="T1">Primero comprobamos el numero de fichas debajo de las fichas que tenemos colocadas. <text:tab/>La puntuacion que le damos a cada estado es la siguiente:</text:span></text:p>
      <text:p text:style-name="P4"><text:tab/><text:tab/>- <text:span text:style-name="T1">0: Si no hay ninguna ficha debajo.</text:span></text:p>
      <text:p text:style-name="P4"><text:tab/><text:tab/>- <text:span text:style-name="T1">7: Si hay 1 ficha debajo.</text:span></text:p>
      <text:p text:style-name="P4"><text:tab/><text:tab/>- <text:span text:style-name="T1">300: Si hay 2 fichas debajo.</text:span></text:p>
      <text:p text:style-name="P4"><text:tab/><text:tab/>- <text:span text:style-name="T1">1000: Si hay 3 fichas debajo.</text:span></text:p>
      <text:p text:style-name="P4"><text:tab/>- <text:span text:style-name="T1">Despues realizamos la misma comprobacion con las fichas que hay a la derecha, a <text:tab/>continuacion con las que hay a la izquierda y por ultimo comprobamos las que estan <text:tab/>colocadas en diagonal (Los pesos que se les da a cada estado son los mismos que en el <text:tab/>primer caso)</text:span></text:p>
      <text:p text:style-name="P5">Una vez obtenida la puntuacion de nuestro jugador pasamos a obtener la puntuacion del jugador contrario siguiendo el mismo criterio que con nuestro jugador, asi como dandole los mismos pesos a las jugadas. Restamos el valor obtenido de nuestro jugador con el del jugador contrario y el resultado se corresponde con el valor de nuestra heuristica.</text:p>
      <text:p text:style-name="P3"><text:tab/></text:p>
      <text:p text:style-name="P7">- Heuristica 2 (Heuristica jugador perico2):<text:span text:style-name="T3"> </text:span><text:span text:style-name="T4">Esta heuristica es similar a la anterior. Se comprueba primero la puntuacion de nuestro jugador con la jugada especifica y a continuacion se calcula el del jugador contrario. Ambas puntuaciones se restan para obtener el valor final de la heuristica. </text:span><text:span text:style-name="T5">En el caso de nuestro jugador, obtenemos la puntuacion de la misma manera que en el caso anterior. En el caso del jugador contrario la evaluacion es diferente. Seguimos el mismo analisis que en el caso anterior pero con pesos diferentes y m</text:span><text:span text:style-name="T8">enores</text:span><text:span text:style-name="T5"> que los que se dan en la puntuacion de nuestro jugador. De esta manera obtenemos un jugador mas </text:span><text:span text:style-name="T7">o</text:span><text:span text:style-name="T5">fensivo que el anterior. </text:span><text:span text:style-name="T6">Los pesos que establecemos en el jugador rival son los siguientes:</text:span></text:p>
      <text:p text:style-name="P7"><text:span text:style-name="T6"><text:tab/>- Comprobamos primero el numero de fichas debajo de las que el rival tiene colocadas. La <text:tab/>puntuacion que le damos a cada estado es la siguiente:</text:span></text:p>
      <text:p text:style-name="P7"><text:span text:style-name="T6"><text:tab/><text:tab/>- 0: </text:span><text:span text:style-name="T9">Si no hay ninguna ficha debajo.</text:span></text:p>
      <text:p text:style-name="P7"><text:span text:style-name="T6"><text:tab/><text:tab/>- 5: </text:span><text:span text:style-name="T9">Si hay 1 ficha debajo.</text:span></text:p>
      <text:p text:style-name="P7"><text:span text:style-name="T6"><text:tab/><text:tab/>- 190: </text:span><text:span text:style-name="T9">Si hay 2 fichas debajo.</text:span></text:p>
      <text:p text:style-name="P14"><text:tab/><text:tab/>- 100<text:span text:style-name="T22">0: Si hay 3 fichas debajo.</text:span></text:p>
      <text:p text:style-name="P14"><text:tab/>- <text:span text:style-name="T23">Despues realizamos la misma comprobacion con las fichas que hay a la derecha, a <text:tab/>continuacion con las de la izquierda y por ultimo comprobamos las diagonales.</text:span></text:p>
      <text:p text:style-name="P13">Finalmente igual que en el caso anterior el resultado obtenido aparece cuando restamos la puntuacion de nuestro jugador con la de nuestro oponente.</text:p>
      <text:p text:style-name="P7">- Heuristica 3 (Heuristica jugador CR7HatTrycks):<text:span text:style-name="T3"> </text:span><text:span text:style-name="T10">Esta ultima heuristica sigue un planteamiento parecido a las anteriores, pero esta vez sin tener en cuenta las diagonales. El motivo de realizar un </text:span><text:soft-page-break/><text:span text:style-name="T10">jugador con menos comprobaciones que los anteriores era </text:span><text:span text:style-name="T11">ver como se comportaban el resto de bots con nuestro jugador. El resultado obtenido con este es considerablemente peor que con los anteriores. </text:span><text:span text:style-name="T12">Las comprobaciones que no realizabamos en este bot era las diagonales en direccion derecha del jugador contrario.</text:span></text:p>
      <text:p text:style-name="P7"><text:span text:style-name="T12"/></text:p>
      <text:p text:style-name="P8">Heuristica sin terminar de implementar:<text:span text:style-name="T3"> Ademas de esto tratamos de realizar en pyhton un algoritmo genetico que fuera capaz de establecer los diferentes pesos de las heuristicas para poder obtener una heuristica con mejores resultados. Ademas estas heuristicas las generamos viendo las posibles situaciones que se podian dar con dos jugadas en adelante, es decir, despues de nosotros realizar un movimiento y que el rival realizase el suyo. Las heuristicas que utilizamos para este algoritmo genetico fueron las siguientes.</text:span></text:p>
      <text:p text:style-name="P8"><text:span text:style-name="T3"><text:tab/>- Heuristica1: Comprobaba el numero de fichas </text:span><text:span text:style-name="T13">consecutivas </text:span><text:span text:style-name="T3">en diagonal del rival.</text:span></text:p>
      <text:p text:style-name="P8"><text:span text:style-name="T3"><text:tab/>- </text:span><text:span text:style-name="T14">Heuristica2: Comprobaba el numero de fichas consecutivas en horizaontal del rival.</text:span></text:p>
      <text:p text:style-name="P8"><text:span text:style-name="T14"><text:tab/>- Heuristica3: Comprobaba el numero de fichas consecutivas en vertical del rival.</text:span></text:p>
      <text:p text:style-name="P9"><text:span text:style-name="T14"><text:tab/></text:span><text:span text:style-name="T3">- Heuristica</text:span><text:span text:style-name="T15">4</text:span><text:span text:style-name="T3">: Comprobaba el numero de fichas </text:span><text:span text:style-name="T13">consecutivas </text:span><text:span text:style-name="T3">en diagonal de </text:span><text:span text:style-name="T15">nuestro jugador</text:span><text:span text:style-name="T3">.</text:span></text:p>
      <text:p text:style-name="P9"><text:span text:style-name="T3"><text:tab/>- </text:span><text:span text:style-name="T14">Heuristica</text:span><text:span text:style-name="T15">5</text:span><text:span text:style-name="T14">: Comprobaba el numero de fichas consecutivas en horizaontal de </text:span><text:span text:style-name="T16">nuestro <text:tab/><text:tab/>jugador</text:span><text:span text:style-name="T14">.</text:span></text:p>
      <text:p text:style-name="P9"><text:span text:style-name="T14"><text:tab/>- Heuristica</text:span><text:span text:style-name="T15">6</text:span><text:span text:style-name="T14">: Comprobaba el numero de fichas consecutivas en vertical de </text:span><text:span text:style-name="T17">nuestro jugador</text:span><text:span text:style-name="T14">.</text:span></text:p>
      <text:p text:style-name="P9"><text:span text:style-name="T14"><text:tab/>- </text:span><text:span text:style-name="T18">Heuristica7: Contaba el numero de fichas tanto del rival como nuestras en la columna 1.</text:span></text:p>
      <text:p text:style-name="P10"><text:span text:style-name="T18"><text:tab/></text:span><text:span text:style-name="T14">- </text:span><text:span text:style-name="T18">Heuristica</text:span><text:span text:style-name="T19">8</text:span><text:span text:style-name="T18">: Contaba el numero de fichas tanto del rival como nuestras en la columna </text:span><text:span text:style-name="T20">2</text:span><text:span text:style-name="T18">.</text:span></text:p>
      <text:p text:style-name="P10"><text:span text:style-name="T18"><text:tab/></text:span><text:span text:style-name="T14">- </text:span><text:span text:style-name="T18">Heuristica</text:span><text:span text:style-name="T19">9</text:span><text:span text:style-name="T18">: Contaba el numero de fichas tanto del rival como nuestras en la columna </text:span><text:span text:style-name="T20">3</text:span><text:span text:style-name="T18">.</text:span></text:p>
      <text:p text:style-name="P10"><text:span text:style-name="T18"><text:tab/></text:span><text:span text:style-name="T14">- </text:span><text:span text:style-name="T18">Heuristica</text:span><text:span text:style-name="T19">10</text:span><text:span text:style-name="T18">: Contaba el numero de fichas tanto del rival como nuestras en la columna </text:span><text:span text:style-name="T20">4</text:span><text:span text:style-name="T18">.</text:span></text:p>
      <text:p text:style-name="P10"><text:span text:style-name="T18"><text:tab/></text:span><text:span text:style-name="T14">- </text:span><text:span text:style-name="T18">Heuristica</text:span><text:span text:style-name="T19">11</text:span><text:span text:style-name="T18">: Contaba el numero de fichas tanto del rival como nuestras en la columna </text:span><text:span text:style-name="T20">5</text:span><text:span text:style-name="T18">.</text:span></text:p>
      <text:p text:style-name="P10"><text:span text:style-name="T14"><text:tab/>- </text:span><text:span text:style-name="T18">Heuristica</text:span><text:span text:style-name="T19">12</text:span><text:span text:style-name="T18">: Contaba el numero de fichas tanto del rival como nuestras en la columna </text:span><text:span text:style-name="T20">6</text:span><text:span text:style-name="T18">.</text:span></text:p>
      <text:p text:style-name="P11"><text:span text:style-name="T14"><text:tab/>- </text:span><text:span text:style-name="T18">Heuristica</text:span><text:span text:style-name="T19">1</text:span><text:span text:style-name="T21">3</text:span><text:span text:style-name="T18">: Contaba el numero de fichas tanto del rival como nuestras en la columna </text:span><text:span text:style-name="T21">7</text:span><text:span text:style-name="T18">.</text:span></text:p>
      <text:p text:style-name="P12"><text:span text:style-name="T18">E</text:span><text:span text:style-name="T3">l motivo de realizar heuristicas que contasen el numero de fichas de cada columna era darle a nuestro bot una caracteristica mas para poder evaluar el tablero. Aunque suponemos que con nuestro bot ideal la los valores de estas heuristicas iban a ser poco significativos.</text:span></text:p>
      <text:p text:style-name="P12"><text:span text:style-name="T3">El objetivo de nuestro algoritmo genetico era calcular los pesos de las diferentes heuristicas para obtener nuestro bot ideal. El problema que tuvimos finalmente es que la manera en que creabamos los hijos de los jugadores mas eficientes era demasiado aleatoria, por lo que perdiamos gran cantidad de las caracteristicas de los mismos. De esta manera al irse desarrollando nuestro jugador se volvia peor en iteraciones siguientes, mejor… </text:span></text:p>
      <text:p text:style-name="P8"><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77395" officeooo:paragraph-rsid="00177395"/>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omas Higuera Viso y Manuel Chamorro Martinez de Arag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0T17:19:14.851695321</meta:creation-date>
    <dc:date>2019-05-10T18:10:26.258607436</dc:date>
    <meta:editing-duration>PT39M50S</meta:editing-duration>
    <meta:editing-cycles>27</meta:editing-cycles>
    <meta:generator>LibreOffice/5.1.6.2$Linux_X86_64 LibreOffice_project/10m0$Build-2</meta:generator>
    <meta:document-statistic meta:table-count="0" meta:image-count="0" meta:object-count="0" meta:page-count="3" meta:paragraph-count="38" meta:word-count="982" meta:character-count="5929" meta:non-whitespace-character-count="4939"/>
  </office:meta>
</office:document-meta>
</file>